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B56FC0A068C4BA8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horizontal-pos="center" style:horizontal-rel="paragraph" style:mirror="none" fo:clip="rect(4.073cm, 3.133cm, 1.619cm, 4.898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8" text:anchor-type="as-char" svg:width="23.532cm" svg:height="12.388cm" draw:z-index="0"><draw:image xlink:href="Pictures/100000000000078000000438B56FC0A068C4BA8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9:39:12.398000000</meta:creation-date>
    <meta:print-date>2017-04-07T19:40:07.067000000</meta:print-date>
    <dc:date>2017-04-08T00:32:26.411000000</dc:date>
    <meta:editing-duration>PT4H43M3S</meta:editing-duration>
    <meta:editing-cycles>1</meta:editing-cycles>
    <meta:document-statistic meta:table-count="0" meta:image-count="1" meta:object-count="0" meta:page-count="1" meta:paragraph-count="1" meta:word-count="0" meta:character-count="0" meta:non-whitespace-character-count="0"/>
    <meta:generator>LibreOffice/5.3.1.2$Windows_x86 LibreOffice_project/e80a0e0fd1875e1696614d24c32df0f95f03deb2</meta:generator>
  </office:meta>
</office:document-meta>
</file>